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" style:family="table-cell" style:parent-style-name="Default" style:data-style-name="N2"/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timeout p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style-name="ce3" table:formula="of:=AVERAGE([$Amsterdam.H2:.H7];[$Athens.H2:.H7];[$Ghent.H2:.H7];[$Maastricht.H2:.H7];[$Manchester.H2:.H7])" office:value-type="float" office:value="0" calcext:value-type="float">
            <text:p>0.00</text:p>
          </table:table-cell>
          <table:table-cell table:style-name="ce3" table:formula="of:=AVERAGE([$Amsterdam.I2:.I7];[$Athens.I2:.I7];[$Ghent.I2:.I7];[$Maastricht.I2:.I7];[$Manchester.I2:.I7])" office:value-type="float" office:value="0.233333333333333" calcext:value-type="float">
            <text:p>0.23</text:p>
          </table:table-cell>
          <table:table-cell table:style-name="ce3" table:formula="of:=AVERAGE([$Amsterdam.J2:.J7];[$Athens.J2:.J7];[$Ghent.J2:.J7];[$Maastricht.J2:.J7];[$Manchester.J2:.J7])" office:value-type="float" office:value="0.0333333333333333" calcext:value-type="float">
            <text:p>0.03</text:p>
          </table:table-cell>
          <table:table-cell table:style-name="ce3" table:formula="of:=AVERAGE([$Amsterdam.K2:.K7];[$Athens.K2:.K7];[$Ghent.K2:.K7];[$Maastricht.K2:.K7];[$Manchester.K2:.K7])" office:value-type="float" office:value="0.0666666666666667" calcext:value-type="float">
            <text:p>0.07</text:p>
          </table:table-cell>
          <table:table-cell table:style-name="ce3" table:formula="of:=AVERAGE([$Amsterdam.L2:.L7];[$Athens.L2:.L7];[$Ghent.L2:.L7];[$Maastricht.L2:.L7];[$Manchester.L2:.L7])" office:value-type="float" office:value="0.666666666666667" calcext:value-type="float">
            <text:p>0.67</text:p>
          </table:table-cell>
          <table:table-cell table:style-name="ce3" table:formula="of:=SUM([.B2:.F2])" office:value-type="float" office:value="1" calcext:value-type="float">
            <text:p>1.00</text:p>
          </table:table-cell>
          <table:table-cell table:style-name="ce3" table:formula="of:=AVERAGE([$Amsterdam.N2:.N7];[$Athens.N2:.N7];[$Ghent.N2:.N7];[$Maastricht.N2:.N7];[$Manchester.N2:.N7])" office:value-type="float" office:value="35.2625" calcext:value-type="float">
            <text:p>35.26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style-name="ce3" table:formula="of:=AVERAGE([$Amsterdam.H8:.H13];[$Athens.H8:.H13];[$Ghent.H8:.H13];[$Maastricht.H8:.H13];[$Manchester.H8:.H13])" office:value-type="float" office:value="0" calcext:value-type="float">
            <text:p>0.00</text:p>
          </table:table-cell>
          <table:table-cell table:style-name="ce3" table:formula="of:=AVERAGE([$Amsterdam.I8:.I13];[$Athens.I8:.I13];[$Ghent.I8:.I13];[$Maastricht.I8:.I13];[$Manchester.I8:.I13])" office:value-type="float" office:value="0" calcext:value-type="float">
            <text:p>0.00</text:p>
          </table:table-cell>
          <table:table-cell table:style-name="ce3" table:formula="of:=AVERAGE([$Amsterdam.J8:.J13];[$Athens.J8:.J13];[$Ghent.J8:.J13];[$Maastricht.J8:.J13];[$Manchester.J8:.J13])" office:value-type="float" office:value="0.0333333333333333" calcext:value-type="float">
            <text:p>0.03</text:p>
          </table:table-cell>
          <table:table-cell table:style-name="ce3" table:formula="of:=AVERAGE([$Amsterdam.K8:.K13];[$Athens.K8:.K13];[$Ghent.K8:.K13];[$Maastricht.K8:.K13];[$Manchester.K8:.K13])" office:value-type="float" office:value="0.0666666666666667" calcext:value-type="float">
            <text:p>0.07</text:p>
          </table:table-cell>
          <table:table-cell table:style-name="ce3" table:formula="of:=AVERAGE([$Amsterdam.L8:.L13];[$Athens.L8:.L13];[$Ghent.L8:.L13];[$Maastricht.L8:.L13];[$Manchester.L8:.L13])" office:value-type="float" office:value="0.9" calcext:value-type="float">
            <text:p>0.90</text:p>
          </table:table-cell>
          <table:table-cell table:style-name="ce3" table:formula="of:=SUM([.B3:.F3])" office:value-type="float" office:value="1" calcext:value-type="float">
            <text:p>1.00</text:p>
          </table:table-cell>
          <table:table-cell table:style-name="ce3" table:formula="of:=AVERAGE([$Amsterdam.N8:.N13];[$Athens.N8:.N13];[$Ghent.N8:.N13];[$Maastricht.N8:.N13];[$Manchester.N8:.N13])" office:value-type="float" office:value="6.68703703703704" calcext:value-type="float">
            <text:p>6.69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style-name="ce3" table:formula="of:=AVERAGE([$Amsterdam.H14:.H19];[$Athens.H14:.H19];[$Ghent.H14:.H19];[$Maastricht.H14:.H19];[$Manchester.H14:.H19])" office:value-type="float" office:value="0.8" calcext:value-type="float">
            <text:p>0.80</text:p>
          </table:table-cell>
          <table:table-cell table:style-name="ce3" table:formula="of:=AVERAGE([$Amsterdam.I14:.I19];[$Athens.I14:.I19];[$Ghent.I14:.I19];[$Maastricht.I14:.I19];[$Manchester.I14:.I19])" office:value-type="float" office:value="0.166666666666667" calcext:value-type="float">
            <text:p>0.17</text:p>
          </table:table-cell>
          <table:table-cell table:style-name="ce3" table:formula="of:=AVERAGE([$Amsterdam.J14:.J19];[$Athens.J14:.J19];[$Ghent.J14:.J19];[$Maastricht.J14:.J19];[$Manchester.J14:.J19])" office:value-type="float" office:value="0.0333333333333333" calcext:value-type="float">
            <text:p>0.03</text:p>
          </table:table-cell>
          <table:table-cell table:style-name="ce3" table:formula="of:=AVERAGE([$Amsterdam.K14:.K19];[$Athens.K14:.K19];[$Ghent.K14:.K19];[$Maastricht.K14:.K19];[$Manchester.K14:.K19])" office:value-type="float" office:value="0" calcext:value-type="float">
            <text:p>0.00</text:p>
          </table:table-cell>
          <table:table-cell table:style-name="ce3" table:formula="of:=AVERAGE([$Amsterdam.L14:.L19];[$Athens.L14:.L19];[$Ghent.L14:.L19];[$Maastricht.L14:.L19];[$Manchester.L14:.L19])" office:value-type="float" office:value="0" calcext:value-type="float">
            <text:p>0.00</text:p>
          </table:table-cell>
          <table:table-cell table:style-name="ce3" table:formula="of:=SUM([.B4:.F4])" office:value-type="float" office:value="1" calcext:value-type="float">
            <text:p>1.00</text:p>
          </table:table-cell>
          <table:table-cell table:style-name="ce3" table:formula="of:=AVERAGE([$Amsterdam.N14:.N19];[$Athens.N14:.N19];[$Ghent.N14:.N19];[$Maastricht.N14:.N19];[$Manchester.N14:.N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style-name="ce3" table:formula="of:=AVERAGE([$Amsterdam.H20:.H25];[$Athens.H20:.H25];[$Ghent.H20:.H25];[$Maastricht.H20:.H25];[$Manchester.H20:.H25])" office:value-type="float" office:value="0" calcext:value-type="float">
            <text:p>0.00</text:p>
          </table:table-cell>
          <table:table-cell table:style-name="ce3" table:formula="of:=AVERAGE([$Amsterdam.I20:.I25];[$Athens.I20:.I25];[$Ghent.I20:.I25];[$Maastricht.I20:.I25];[$Manchester.I20:.I25])" office:value-type="float" office:value="0" calcext:value-type="float">
            <text:p>0.00</text:p>
          </table:table-cell>
          <table:table-cell table:style-name="ce3" table:formula="of:=AVERAGE([$Amsterdam.J20:.J25];[$Athens.J20:.J25];[$Ghent.J20:.J25];[$Maastricht.J20:.J25];[$Manchester.J20:.J25])" office:value-type="float" office:value="0.0333333333333333" calcext:value-type="float">
            <text:p>0.03</text:p>
          </table:table-cell>
          <table:table-cell table:style-name="ce3" table:formula="of:=AVERAGE([$Amsterdam.K20:.K25];[$Athens.K20:.K25];[$Ghent.K20:.K25];[$Maastricht.K20:.K25];[$Manchester.K20:.K25])" office:value-type="float" office:value="0.0333333333333333" calcext:value-type="float">
            <text:p>0.03</text:p>
          </table:table-cell>
          <table:table-cell table:style-name="ce3" table:formula="of:=AVERAGE([$Amsterdam.L20:.L25];[$Athens.L20:.L25];[$Ghent.L20:.L25];[$Maastricht.L20:.L25];[$Manchester.L20:.L25])" office:value-type="float" office:value="0.933333333333333" calcext:value-type="float">
            <text:p>0.93</text:p>
          </table:table-cell>
          <table:table-cell table:style-name="ce3" table:formula="of:=SUM([.B5:.F5])" office:value-type="float" office:value="1" calcext:value-type="float">
            <text:p>1.00</text:p>
          </table:table-cell>
          <table:table-cell table:style-name="ce3" table:formula="of:=AVERAGE([$Amsterdam.N20:.N25];[$Athens.N20:.N25];[$Ghent.N20:.N25];[$Maastricht.N20:.N25];[$Manchester.N20:.N25])" office:value-type="float" office:value="20.7653571428571" calcext:value-type="float">
            <text:p>20.77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style-name="ce3" table:formula="of:=AVERAGE([$Amsterdam.H26:.H31];[$Athens.H26:.H31];[$Ghent.H26:.H31];[$Maastricht.H26:.H31];[$Manchester.H26:.H31])" office:value-type="float" office:value="0" calcext:value-type="float">
            <text:p>0.00</text:p>
          </table:table-cell>
          <table:table-cell table:style-name="ce3" table:formula="of:=AVERAGE([$Amsterdam.I26:.I31];[$Athens.I26:.I31];[$Ghent.I26:.I31];[$Maastricht.I26:.I31];[$Manchester.I26:.I31])" office:value-type="float" office:value="0" calcext:value-type="float">
            <text:p>0.00</text:p>
          </table:table-cell>
          <table:table-cell table:style-name="ce3" table:formula="of:=AVERAGE([$Amsterdam.J26:.J31];[$Athens.J26:.J31];[$Ghent.J26:.J31];[$Maastricht.J26:.J31];[$Manchester.J26:.J31])" office:value-type="float" office:value="0.0333333333333333" calcext:value-type="float">
            <text:p>0.03</text:p>
          </table:table-cell>
          <table:table-cell table:style-name="ce3" table:formula="of:=AVERAGE([$Amsterdam.K26:.K31];[$Athens.K26:.K31];[$Ghent.K26:.K31];[$Maastricht.K26:.K31];[$Manchester.K26:.K31])" office:value-type="float" office:value="0.0333333333333333" calcext:value-type="float">
            <text:p>0.03</text:p>
          </table:table-cell>
          <table:table-cell table:style-name="ce3" table:formula="of:=AVERAGE([$Amsterdam.L26:.L31];[$Athens.L26:.L31];[$Ghent.L26:.L31];[$Maastricht.L26:.L31];[$Manchester.L26:.L31])" office:value-type="float" office:value="0.933333333333333" calcext:value-type="float">
            <text:p>0.93</text:p>
          </table:table-cell>
          <table:table-cell table:style-name="ce3" table:formula="of:=SUM([.B6:.F6])" office:value-type="float" office:value="1" calcext:value-type="float">
            <text:p>1.00</text:p>
          </table:table-cell>
          <table:table-cell table:style-name="ce3" table:formula="of:=AVERAGE([$Amsterdam.N26:.N31];[$Athens.N26:.N31];[$Ghent.N26:.N31];[$Maastricht.N26:.N31];[$Manchester.N26:.N31])" office:value-type="float" office:value="9.565" calcext:value-type="float">
            <text:p>9.57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style-name="ce3" table:formula="of:=AVERAGE([$Amsterdam.H32:.H37];[$Athens.H32:.H37];[$Ghent.H32:.H37];[$Maastricht.H32:.H37];[$Manchester.H32:.H37])" office:value-type="float" office:value="0" calcext:value-type="float">
            <text:p>0.00</text:p>
          </table:table-cell>
          <table:table-cell table:style-name="ce3" table:formula="of:=AVERAGE([$Amsterdam.I32:.I37];[$Athens.I32:.I37];[$Ghent.I32:.I37];[$Maastricht.I32:.I37];[$Manchester.I32:.I37])" office:value-type="float" office:value="0.2" calcext:value-type="float">
            <text:p>0.20</text:p>
          </table:table-cell>
          <table:table-cell table:style-name="ce3" table:formula="of:=AVERAGE([$Amsterdam.J32:.J37];[$Athens.J32:.J37];[$Ghent.J32:.J37];[$Maastricht.J32:.J37];[$Manchester.J32:.J37])" office:value-type="float" office:value="0.0333333333333333" calcext:value-type="float">
            <text:p>0.03</text:p>
          </table:table-cell>
          <table:table-cell table:style-name="ce3" table:formula="of:=AVERAGE([$Amsterdam.K32:.K37];[$Athens.K32:.K37];[$Ghent.K32:.K37];[$Maastricht.K32:.K37];[$Manchester.K32:.K37])" office:value-type="float" office:value="0.0666666666666667" calcext:value-type="float">
            <text:p>0.07</text:p>
          </table:table-cell>
          <table:table-cell table:style-name="ce3" table:formula="of:=AVERAGE([$Amsterdam.L32:.L37];[$Athens.L32:.L37];[$Ghent.L32:.L37];[$Maastricht.L32:.L37];[$Manchester.L32:.L37])" office:value-type="float" office:value="0.7" calcext:value-type="float">
            <text:p>0.70</text:p>
          </table:table-cell>
          <table:table-cell table:style-name="ce3" table:formula="of:=SUM([.B7:.F7])" office:value-type="float" office:value="1" calcext:value-type="float">
            <text:p>1.00</text:p>
          </table:table-cell>
          <table:table-cell table:style-name="ce3" table:formula="of:=AVERAGE([$Amsterdam.N32:.N37];[$Athens.N32:.N37];[$Ghent.N32:.N37];[$Maastricht.N32:.N37];[$Manchester.N32:.N37])" office:value-type="float" office:value="29.5295238095238" calcext:value-type="float">
            <text:p>29.53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style-name="ce3" table:formula="of:=AVERAGE([$Amsterdam.H38:.H43];[$Athens.H38:.H43];[$Ghent.H38:.H43];[$Maastricht.H38:.H43];[$Manchester.H38:.H43])" office:value-type="float" office:value="0.966666666666667" calcext:value-type="float">
            <text:p>0.97</text:p>
          </table:table-cell>
          <table:table-cell table:style-name="ce3" table:formula="of:=AVERAGE([$Amsterdam.I38:.I43];[$Athens.I38:.I43];[$Ghent.I38:.I43];[$Maastricht.I38:.I43];[$Manchester.I38:.I43])" office:value-type="float" office:value="0" calcext:value-type="float">
            <text:p>0.00</text:p>
          </table:table-cell>
          <table:table-cell table:style-name="ce3" table:formula="of:=AVERAGE([$Amsterdam.J38:.J43];[$Athens.J38:.J43];[$Ghent.J38:.J43];[$Maastricht.J38:.J43];[$Manchester.J38:.J43])" office:value-type="float" office:value="0.0333333333333333" calcext:value-type="float">
            <text:p>0.03</text:p>
          </table:table-cell>
          <table:table-cell table:style-name="ce3" table:formula="of:=AVERAGE([$Amsterdam.K38:.K43];[$Athens.K38:.K43];[$Ghent.K38:.K43];[$Maastricht.K38:.K43];[$Manchester.K38:.K43])" office:value-type="float" office:value="0" calcext:value-type="float">
            <text:p>0.00</text:p>
          </table:table-cell>
          <table:table-cell table:style-name="ce3" table:formula="of:=AVERAGE([$Amsterdam.L38:.L43];[$Athens.L38:.L43];[$Ghent.L38:.L43];[$Maastricht.L38:.L43];[$Manchester.L38:.L43])" office:value-type="float" office:value="0" calcext:value-type="float">
            <text:p>0.00</text:p>
          </table:table-cell>
          <table:table-cell table:style-name="ce3" table:formula="of:=SUM([.B8:.F8])" office:value-type="float" office:value="1" calcext:value-type="float">
            <text:p>1.00</text:p>
          </table:table-cell>
          <table:table-cell table:style-name="ce3" table:formula="of:=AVERAGE([$Amsterdam.N38:.N43];[$Athens.N38:.N43];[$Ghent.N38:.N43];[$Maastricht.N38:.N43];[$Manchester.N38:.N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style-name="ce3" table:formula="of:=AVERAGE([$Amsterdam.H44:.H49];[$Athens.H44:.H49];[$Ghent.H44:.H49];[$Maastricht.H44:.H49];[$Manchester.H44:.H49])" office:value-type="float" office:value="0" calcext:value-type="float">
            <text:p>0.00</text:p>
          </table:table-cell>
          <table:table-cell table:style-name="ce3" table:formula="of:=AVERAGE([$Amsterdam.I44:.I49];[$Athens.I44:.I49];[$Ghent.I44:.I49];[$Maastricht.I44:.I49];[$Manchester.I44:.I49])" office:value-type="float" office:value="0.133333333333333" calcext:value-type="float">
            <text:p>0.13</text:p>
          </table:table-cell>
          <table:table-cell table:style-name="ce3" table:formula="of:=AVERAGE([$Amsterdam.J44:.J49];[$Athens.J44:.J49];[$Ghent.J44:.J49];[$Maastricht.J44:.J49];[$Manchester.J44:.J49])" office:value-type="float" office:value="0.0333333333333333" calcext:value-type="float">
            <text:p>0.03</text:p>
          </table:table-cell>
          <table:table-cell table:style-name="ce3" table:formula="of:=AVERAGE([$Amsterdam.K44:.K49];[$Athens.K44:.K49];[$Ghent.K44:.K49];[$Maastricht.K44:.K49];[$Manchester.K44:.K49])" office:value-type="float" office:value="0.0333333333333333" calcext:value-type="float">
            <text:p>0.03</text:p>
          </table:table-cell>
          <table:table-cell table:style-name="ce3" table:formula="of:=AVERAGE([$Amsterdam.L44:.L49];[$Athens.L44:.L49];[$Ghent.L44:.L49];[$Maastricht.L44:.L49];[$Manchester.L44:.L49])" office:value-type="float" office:value="0.8" calcext:value-type="float">
            <text:p>0.80</text:p>
          </table:table-cell>
          <table:table-cell table:style-name="ce3" table:formula="of:=SUM([.B9:.F9])" office:value-type="float" office:value="1" calcext:value-type="float">
            <text:p>1.00</text:p>
          </table:table-cell>
          <table:table-cell table:style-name="ce3" table:formula="of:=AVERAGE([$Amsterdam.N44:.N49];[$Athens.N44:.N49];[$Ghent.N44:.N49];[$Maastricht.N44:.N49];[$Manchester.N44:.N49])" office:value-type="float" office:value="31.0908333333333" calcext:value-type="float">
            <text:p>31.09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style-name="ce3" table:formula="of:=AVERAGE([$Amsterdam.H50:.H55];[$Athens.H50:.H55];[$Ghent.H50:.H55];[$Maastricht.H50:.H55];[$Manchester.H50:.H55])" office:value-type="float" office:value="0" calcext:value-type="float">
            <text:p>0.00</text:p>
          </table:table-cell>
          <table:table-cell table:style-name="ce3" table:formula="of:=AVERAGE([$Amsterdam.I50:.I55];[$Athens.I50:.I55];[$Ghent.I50:.I55];[$Maastricht.I50:.I55];[$Manchester.I50:.I55])" office:value-type="float" office:value="0" calcext:value-type="float">
            <text:p>0.00</text:p>
          </table:table-cell>
          <table:table-cell table:style-name="ce3" table:formula="of:=AVERAGE([$Amsterdam.J50:.J55];[$Athens.J50:.J55];[$Ghent.J50:.J55];[$Maastricht.J50:.J55];[$Manchester.J50:.J55])" office:value-type="float" office:value="0.0333333333333333" calcext:value-type="float">
            <text:p>0.03</text:p>
          </table:table-cell>
          <table:table-cell table:style-name="ce3" table:formula="of:=AVERAGE([$Amsterdam.K50:.K55];[$Athens.K50:.K55];[$Ghent.K50:.K55];[$Maastricht.K50:.K55];[$Manchester.K50:.K55])" office:value-type="float" office:value="0" calcext:value-type="float">
            <text:p>0.00</text:p>
          </table:table-cell>
          <table:table-cell table:style-name="ce3" table:formula="of:=AVERAGE([$Amsterdam.L50:.L55];[$Athens.L50:.L55];[$Ghent.L50:.L55];[$Maastricht.L50:.L55];[$Manchester.L50:.L55])" office:value-type="float" office:value="0.966666666666667" calcext:value-type="float">
            <text:p>0.97</text:p>
          </table:table-cell>
          <table:table-cell table:style-name="ce3" table:formula="of:=SUM([.B10:.F10])" office:value-type="float" office:value="1" calcext:value-type="float">
            <text:p>1.00</text:p>
          </table:table-cell>
          <table:table-cell table:style-name="ce3" table:formula="of:=AVERAGE([$Amsterdam.N50:.N55];[$Athens.N50:.N55];[$Ghent.N50:.N55];[$Maastricht.N50:.N55];[$Manchester.N50:.N55])" office:value-type="float" office:value="1.53172413793103" calcext:value-type="float">
            <text:p>1.53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table:style-name="ce3" table:formula="of:=AVERAGE([$Amsterdam.H56:.H61];[$Athens.H56:.H61];[$Ghent.H56:.H61];[$Maastricht.H56:.H61];[$Manchester.H56:.H61])" office:value-type="float" office:value="0" calcext:value-type="float">
            <text:p>0.00</text:p>
          </table:table-cell>
          <table:table-cell table:style-name="ce3" table:formula="of:=AVERAGE([$Amsterdam.I56:.I61];[$Athens.I56:.I61];[$Ghent.I56:.I61];[$Maastricht.I56:.I61];[$Manchester.I56:.I61])" office:value-type="float" office:value="0" calcext:value-type="float">
            <text:p>0.00</text:p>
          </table:table-cell>
          <table:table-cell table:style-name="ce3" table:formula="of:=AVERAGE([$Amsterdam.J56:.J61];[$Athens.J56:.J61];[$Ghent.J56:.J61];[$Maastricht.J56:.J61];[$Manchester.J56:.J61])" office:value-type="float" office:value="0.0333333333333333" calcext:value-type="float">
            <text:p>0.03</text:p>
          </table:table-cell>
          <table:table-cell table:style-name="ce3" table:formula="of:=AVERAGE([$Amsterdam.K56:.K61];[$Athens.K56:.K61];[$Ghent.K56:.K61];[$Maastricht.K56:.K61];[$Manchester.K56:.K61])" office:value-type="float" office:value="0" calcext:value-type="float">
            <text:p>0.00</text:p>
          </table:table-cell>
          <table:table-cell table:style-name="ce3" table:formula="of:=AVERAGE([$Amsterdam.L56:.L61];[$Athens.L56:.L61];[$Ghent.L56:.L61];[$Maastricht.L56:.L61];[$Manchester.L56:.L61])" office:value-type="float" office:value="0.966666666666667" calcext:value-type="float">
            <text:p>0.97</text:p>
          </table:table-cell>
          <table:table-cell table:style-name="ce3" table:formula="of:=SUM([.B11:.F11])" office:value-type="float" office:value="1" calcext:value-type="float">
            <text:p>1.00</text:p>
          </table:table-cell>
          <table:table-cell table:style-name="ce3" table:formula="of:=AVERAGE([$Amsterdam.N56:.N61];[$Athens.N56:.N61];[$Ghent.N56:.N61];[$Maastricht.N56:.N61];[$Manchester.N56:.N61])" office:value-type="float" office:value="6.53586206896552" calcext:value-type="float">
            <text:p>6.54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style-name="ce3" table:formula="of:=AVERAGE([$Amsterdam.H62:.H67];[$Athens.H62:.H67];[$Ghent.H62:.H67];[$Maastricht.H62:.H67];[$Manchester.H62:.H67])" office:value-type="float" office:value="0" calcext:value-type="float">
            <text:p>0.00</text:p>
          </table:table-cell>
          <table:table-cell table:style-name="ce3" table:formula="of:=AVERAGE([$Amsterdam.I62:.I67];[$Athens.I62:.I67];[$Ghent.I62:.I67];[$Maastricht.I62:.I67];[$Manchester.I62:.I67])" office:value-type="float" office:value="0" calcext:value-type="float">
            <text:p>0.00</text:p>
          </table:table-cell>
          <table:table-cell table:style-name="ce3" table:formula="of:=AVERAGE([$Amsterdam.J62:.J67];[$Athens.J62:.J67];[$Ghent.J62:.J67];[$Maastricht.J62:.J67];[$Manchester.J62:.J67])" office:value-type="float" office:value="0.0333333333333333" calcext:value-type="float">
            <text:p>0.03</text:p>
          </table:table-cell>
          <table:table-cell table:style-name="ce3" table:formula="of:=AVERAGE([$Amsterdam.K62:.K67];[$Athens.K62:.K67];[$Ghent.K62:.K67];[$Maastricht.K62:.K67];[$Manchester.K62:.K67])" office:value-type="float" office:value="0" calcext:value-type="float">
            <text:p>0.00</text:p>
          </table:table-cell>
          <table:table-cell table:style-name="ce3" table:formula="of:=AVERAGE([$Amsterdam.L62:.L67];[$Athens.L62:.L67];[$Ghent.L62:.L67];[$Maastricht.L62:.L67];[$Manchester.L62:.L67])" office:value-type="float" office:value="0.966666666666667" calcext:value-type="float">
            <text:p>0.97</text:p>
          </table:table-cell>
          <table:table-cell table:style-name="ce3" table:formula="of:=SUM([.B12:.F12])" office:value-type="float" office:value="1" calcext:value-type="float">
            <text:p>1.00</text:p>
          </table:table-cell>
          <table:table-cell table:style-name="ce3" table:formula="of:=AVERAGE([$Amsterdam.N62:.N67];[$Athens.N62:.N67];[$Ghent.N62:.N67];[$Maastricht.N62:.N67];[$Manchester.N62:.N67])" office:value-type="float" office:value="2.29689655172414" calcext:value-type="float">
            <text:p>2.30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style-name="ce3" table:formula="of:=AVERAGE([$Amsterdam.H68:.H73];[$Athens.H68:.H73];[$Ghent.H68:.H73];[$Maastricht.H68:.H73];[$Manchester.H68:.H73])" office:value-type="float" office:value="0" calcext:value-type="float">
            <text:p>0.00</text:p>
          </table:table-cell>
          <table:table-cell table:style-name="ce3" table:formula="of:=AVERAGE([$Amsterdam.I68:.I73];[$Athens.I68:.I73];[$Ghent.I68:.I73];[$Maastricht.I68:.I73];[$Manchester.I68:.I73])" office:value-type="float" office:value="0" calcext:value-type="float">
            <text:p>0.00</text:p>
          </table:table-cell>
          <table:table-cell table:style-name="ce3" table:formula="of:=AVERAGE([$Amsterdam.J68:.J73];[$Athens.J68:.J73];[$Ghent.J68:.J73];[$Maastricht.J68:.J73];[$Manchester.J68:.J73])" office:value-type="float" office:value="0.0333333333333333" calcext:value-type="float">
            <text:p>0.03</text:p>
          </table:table-cell>
          <table:table-cell table:style-name="ce3" table:formula="of:=AVERAGE([$Amsterdam.K68:.K73];[$Athens.K68:.K73];[$Ghent.K68:.K73];[$Maastricht.K68:.K73];[$Manchester.K68:.K73])" office:value-type="float" office:value="0" calcext:value-type="float">
            <text:p>0.00</text:p>
          </table:table-cell>
          <table:table-cell table:style-name="ce3" table:formula="of:=AVERAGE([$Amsterdam.L68:.L73];[$Athens.L68:.L73];[$Ghent.L68:.L73];[$Maastricht.L68:.L73];[$Manchester.L68:.L73])" office:value-type="float" office:value="0.966666666666667" calcext:value-type="float">
            <text:p>0.97</text:p>
          </table:table-cell>
          <table:table-cell table:style-name="ce3" table:formula="of:=SUM([.B13:.F13])" office:value-type="float" office:value="1" calcext:value-type="float">
            <text:p>1.00</text:p>
          </table:table-cell>
          <table:table-cell table:style-name="ce3" table:formula="of:=AVERAGE([$Amsterdam.N68:.N73];[$Athens.N68:.N73];[$Ghent.N68:.N73];[$Maastricht.N68:.N73];[$Manchester.N68:.N73])" office:value-type="float" office:value="10.0703448275862" calcext:value-type="float">
            <text:p>10.07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6.62" calcext:value-type="float">
            <text:p>46.62</text:p>
          </table:table-cell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8.79" calcext:value-type="float">
            <text:p>18.79</text:p>
          </table:table-cell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23" calcext:value-type="float">
            <text:p>37.23</text:p>
          </table:table-cell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1.17" calcext:value-type="float">
            <text:p>21.17</text:p>
          </table:table-cell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9.83" calcext:value-type="float">
            <text:p>59.83</text:p>
          </table:table-cell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4.51" calcext:value-type="float">
            <text:p>34.51</text:p>
          </table:table-cell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4.52" calcext:value-type="float">
            <text:p>24.52</text:p>
          </table:table-cell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0.79" calcext:value-type="float">
            <text:p>10.79</text:p>
          </table:table-cell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7.28" calcext:value-type="float">
            <text:p>17.28</text:p>
          </table:table-cell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7" calcext:value-type="float">
            <text:p>7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40.49" calcext:value-type="float">
            <text:p>40.49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23.39" calcext:value-type="float">
            <text:p>23.39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42.64" calcext:value-type="float">
            <text:p>42.64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48.12" calcext:value-type="float">
            <text:p>48.12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8.22" calcext:value-type="float">
            <text:p>18.22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17.75" calcext:value-type="float">
            <text:p>17.75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20.79" calcext:value-type="float">
            <text:p>20.79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22.11" calcext:value-type="float">
            <text:p>22.11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33.51" calcext:value-type="float">
            <text:p>33.51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36.93" calcext:value-type="float">
            <text:p>36.93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16.59" calcext:value-type="float">
            <text:p>16.59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35.68" calcext:value-type="float">
            <text:p>35.68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35.41" calcext:value-type="float">
            <text:p>35.41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0.36" calcext:value-type="float">
            <text:p>10.36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34.45" calcext:value-type="float">
            <text:p>34.45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7.85" calcext:value-type="float">
            <text:p>37.85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4.02" calcext:value-type="float">
            <text:p>34.02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24.56" calcext:value-type="float">
            <text:p>24.56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true" calcext:value-type="boolean">
            <text:p>TRU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44.95" calcext:value-type="float">
            <text:p>44.95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3.78" calcext:value-type="float">
            <text:p>23.78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4.21" calcext:value-type="float">
            <text:p>54.21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3.68" calcext:value-type="float">
            <text:p>23.68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6.26" calcext:value-type="float">
            <text:p>6.26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4 06:4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0-05-14 06:46:0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8.37" calcext:value-type="float">
            <text:p>48.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48.37" calcext:value-type="float">
            <text:p>48.37</text:p>
          </table:table-cell>
        </table:table-row>
        <table:table-row table:style-name="ro1">
          <table:table-cell office:value-type="string" calcext:value-type="string">
            <text:p>2020-05-14 06:4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true" calcext:value-type="boolean">
            <text:p>TRU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4 06:4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89" calcext:value-type="float">
            <text:p>25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20-05-14 06:47:2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3" calcext:value-type="float">
            <text:p>14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2020-05-14 06:47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7.19" calcext:value-type="float">
            <text:p>27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27.19" calcext:value-type="float">
            <text:p>27.19</text:p>
          </table:table-cell>
        </table:table-row>
        <table:table-row table:style-name="ro1">
          <table:table-cell office:value-type="string" calcext:value-type="string">
            <text:p>2020-05-14 06:48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73" calcext:value-type="float">
            <text:p>2.7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4 06:48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7.2" calcext:value-type="float">
            <text:p>7.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020-05-14 06:48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true" calcext:value-type="boolean">
            <text:p>TRU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>
            <text:p/>
          </table:table-cell>
        </table:table-row>
        <table:table-row table:style-name="ro1">
          <table:table-cell office:value-type="string" calcext:value-type="string">
            <text:p>2020-05-14 06:48:1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1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54" calcext:value-type="float">
            <text:p>2.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0-05-14 06:48:2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4 06:49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4 06:50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false" calcext:value-type="boolean">
            <text:p>FALS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true" calcext:value-type="boolean">
            <text:p>TRU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4 06:50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4 06:51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4 06:52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4 06:53:2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83" calcext:value-type="float">
            <text:p>7.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2020-05-14 06:53:3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5.07" calcext:value-type="float">
            <text:p>25.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25.07" calcext:value-type="float">
            <text:p>25.07</text:p>
          </table:table-cell>
        </table:table-row>
        <table:table-row table:style-name="ro1">
          <table:table-cell office:value-type="string" calcext:value-type="string">
            <text:p>2020-05-14 06:53:5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true" calcext:value-type="boolean">
            <text:p>TRU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>
            <text:p/>
          </table:table-cell>
        </table:table-row>
        <table:table-row table:style-name="ro1">
          <table:table-cell office:value-type="string" calcext:value-type="string">
            <text:p>2020-05-14 06:53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2.28" calcext:value-type="float">
            <text:p>12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2020-05-14 06:5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88" calcext:value-type="float">
            <text:p>6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2020-05-14 06:54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2020-05-14 06:54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11" calcext:value-type="float">
            <text:p>4.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2020-05-14 06:54:3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17" calcext:value-type="float">
            <text:p>9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true" calcext:value-type="boolean">
            <text:p>TRU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>
            <text:p/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51" calcext:value-type="float">
            <text:p>5.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2020-05-14 06:54:5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69" calcext:value-type="float">
            <text:p>3.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4 06:54:5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6" calcext:value-type="float">
            <text:p>5.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2020-05-14 06:54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37" calcext:value-type="float">
            <text:p>14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2020-05-14 06:55:1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41.09" calcext:value-type="float">
            <text:p>41.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2020-05-14 06:55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true" calcext:value-type="boolean">
            <text:p>TRU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4 06:55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95" calcext:value-type="float">
            <text:p>20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0.95" calcext:value-type="float">
            <text:p>20.95</text:p>
          </table:table-cell>
        </table:table-row>
        <table:table-row table:style-name="ro1">
          <table:table-cell office:value-type="string" calcext:value-type="string">
            <text:p>2020-05-14 06:56:1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63" calcext:value-type="float">
            <text:p>12.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2020-05-14 06:56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1.61" calcext:value-type="float">
            <text:p>21.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2020-05-14 06:56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4 06:57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false" calcext:value-type="boolean">
            <text:p>FALS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true" calcext:value-type="boolean">
            <text:p>TRU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4 06:59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4 07:00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4 07:01:5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64" calcext:value-type="float">
            <text:p>14.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2020-05-14 07:02:0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2.31" calcext:value-type="float">
            <text:p>42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2020-05-14 07:02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true" calcext:value-type="boolean">
            <text:p>TRU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4 07:02:5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32" calcext:value-type="float">
            <text:p>2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0.32" calcext:value-type="float">
            <text:p>20.32</text:p>
          </table:table-cell>
        </table:table-row>
        <table:table-row table:style-name="ro1">
          <table:table-cell office:value-type="string" calcext:value-type="string">
            <text:p>2020-05-14 07:03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1.94" calcext:value-type="float">
            <text:p>11.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2020-05-14 07:03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0.5" calcext:value-type="float">
            <text:p>2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2020-05-14 07:03:4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4 07:03:4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16" calcext:value-type="float">
            <text:p>1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true" calcext:value-type="boolean">
            <text:p>TRU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>
            <text:p/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4 07:03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5-14 07:03:4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5-14 07:03:4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2020-05-14 07:03:5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020-05-14 07:03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true" calcext:value-type="boolean">
            <text:p>TRU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>
            <text:p/>
          </table:table-cell>
        </table:table-row>
        <table:table-row table:style-name="ro1">
          <table:table-cell office:value-type="string" calcext:value-type="string">
            <text:p>2020-05-14 07:03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020-05-14 07:04:0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2020-05-14 07:04:0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2020-05-14 07:04:0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4 07:04:1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05" calcext:value-type="float">
            <text:p>2.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true" calcext:value-type="boolean">
            <text:p>TRU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>
            <text:p/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51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2020-05-14 07:04:1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4 07:04:1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37" calcext:value-type="float">
            <text:p>1.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05-14 07:04:1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2020-05-14 07:04:2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55" calcext:value-type="float">
            <text:p>10.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20-05-14 07:04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true" calcext:value-type="boolean">
            <text:p>TRU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>
            <text:p/>
          </table:table-cell>
        </table:table-row>
        <table:table-row table:style-name="ro1">
          <table:table-cell office:value-type="string" calcext:value-type="string">
            <text:p>2020-05-14 07:04:3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03" calcext:value-type="float">
            <text:p>6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2020-05-14 07:04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48" calcext:value-type="float">
            <text:p>3.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4 07:04:4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9" calcext:value-type="float">
            <text:p>5.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5.29" calcext:value-type="float">
            <text:p>5.29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6:44:0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9" calcext:value-type="float">
            <text:p>60.0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true" calcext:value-type="boolean">
            <text:p>TRU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false" calcext:value-type="boolean">
            <text:p>FALS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>
            <text:p/>
          </table:table-cell>
        </table:table-row>
        <table:table-row table:style-name="ro1">
          <table:table-cell office:value-type="string" calcext:value-type="string">
            <text:p>2020-05-13 16:45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6:46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8" calcext:value-type="float">
            <text:p>60.0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true" calcext:value-type="boolean">
            <text:p>TRU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3 16:47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true" calcext:value-type="boolean">
            <text:p>TRU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false" calcext:value-type="boolean">
            <text:p>FALS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>
            <text:p/>
          </table:table-cell>
        </table:table-row>
        <table:table-row table:style-name="ro1">
          <table:table-cell office:value-type="string" calcext:value-type="string">
            <text:p>2020-05-13 16:48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78" calcext:value-type="float">
            <text:p>35.78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6:48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true" calcext:value-type="boolean">
            <text:p>TRU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false" calcext:value-type="boolean">
            <text:p>FALS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>
            <text:p/>
          </table:table-cell>
        </table:table-row>
        <table:table-row table:style-name="ro1">
          <table:table-cell office:value-type="string" calcext:value-type="string">
            <text:p>2020-05-13 16:49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6" calcext:value-type="float">
            <text:p>13.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13.96" calcext:value-type="float">
            <text:p>13.96</text:p>
          </table:table-cell>
        </table:table-row>
        <table:table-row table:style-name="ro1">
          <table:table-cell office:value-type="string" calcext:value-type="string">
            <text:p>2020-05-13 16:50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62" calcext:value-type="float">
            <text:p>15.6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2020-05-13 16:50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4.07" calcext:value-type="float">
            <text:p>14.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14.07" calcext:value-type="float">
            <text:p>14.07</text:p>
          </table:table-cell>
        </table:table-row>
        <table:table-row table:style-name="ro1">
          <table:table-cell office:value-type="string" calcext:value-type="string">
            <text:p>2020-05-13 16:50:3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75" calcext:value-type="float">
            <text:p>10.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2020-05-13 16:50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92" calcext:value-type="float">
            <text:p>6.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6:50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58" calcext:value-type="float">
            <text:p>11.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11.58" calcext:value-type="float">
            <text:p>11.58</text:p>
          </table:table-cell>
        </table:table-row>
        <table:table-row table:style-name="ro1">
          <table:table-cell office:value-type="string" calcext:value-type="string">
            <text:p>2020-05-13 16:51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6:52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6:53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6:54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6:55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6:56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6:57:0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0.57" calcext:value-type="float">
            <text:p>30.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2020-05-13 16:57:3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3.41" calcext:value-type="float">
            <text:p>43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43.41" calcext:value-type="float">
            <text:p>43.41</text:p>
          </table:table-cell>
        </table:table-row>
        <table:table-row table:style-name="ro1">
          <table:table-cell office:value-type="string" calcext:value-type="string">
            <text:p>2020-05-13 16:58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02" calcext:value-type="float">
            <text:p>39.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39.02" calcext:value-type="float">
            <text:p>39.02</text:p>
          </table:table-cell>
        </table:table-row>
        <table:table-row table:style-name="ro1">
          <table:table-cell office:value-type="string" calcext:value-type="string">
            <text:p>2020-05-13 16:58:5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3.97" calcext:value-type="float">
            <text:p>33.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33.97" calcext:value-type="float">
            <text:p>33.97</text:p>
          </table:table-cell>
        </table:table-row>
        <table:table-row table:style-name="ro1">
          <table:table-cell office:value-type="string" calcext:value-type="string">
            <text:p>2020-05-13 16:59:2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88" calcext:value-type="float">
            <text:p>26.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true" calcext:value-type="boolean">
            <text:p>TRUE</text:p>
          </table:table-cell>
          <table:table-cell table:formula="of:=AND(AND([.E24]=[.G24];[.D24]&lt;=59.95);[.F24]=0)" office:value-type="boolean" office:boolean-value="false" calcext:value-type="boolean">
            <text:p>FALS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>
            <text:p/>
          </table:table-cell>
        </table:table-row>
        <table:table-row table:style-name="ro1">
          <table:table-cell office:value-type="string" calcext:value-type="string">
            <text:p>2020-05-13 16:59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23" calcext:value-type="float">
            <text:p>36.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36.23" calcext:value-type="float">
            <text:p>36.23</text:p>
          </table:table-cell>
        </table:table-row>
        <table:table-row table:style-name="ro1">
          <table:table-cell office:value-type="string" calcext:value-type="string">
            <text:p>2020-05-13 17:00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68" calcext:value-type="float">
            <text:p>15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2020-05-13 17:00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22.05" calcext:value-type="float">
            <text:p>22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22.05" calcext:value-type="float">
            <text:p>22.05</text:p>
          </table:table-cell>
        </table:table-row>
        <table:table-row table:style-name="ro1">
          <table:table-cell office:value-type="string" calcext:value-type="string">
            <text:p>2020-05-13 17:01:0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03" calcext:value-type="float">
            <text:p>20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20.03" calcext:value-type="float">
            <text:p>20.03</text:p>
          </table:table-cell>
        </table:table-row>
        <table:table-row table:style-name="ro1">
          <table:table-cell office:value-type="string" calcext:value-type="string">
            <text:p>2020-05-13 17:01:2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7.98" calcext:value-type="float">
            <text:p>17.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17.98" calcext:value-type="float">
            <text:p>17.98</text:p>
          </table:table-cell>
        </table:table-row>
        <table:table-row table:style-name="ro1">
          <table:table-cell office:value-type="string" calcext:value-type="string">
            <text:p>2020-05-13 17:01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9.52" calcext:value-type="float">
            <text:p>9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true" calcext:value-type="boolean">
            <text:p>TRUE</text:p>
          </table:table-cell>
          <table:table-cell table:formula="of:=AND(AND([.E30]=[.G30];[.D30]&lt;=59.95);[.F30]=0)" office:value-type="boolean" office:boolean-value="false" calcext:value-type="boolean">
            <text:p>FALS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>
            <text:p/>
          </table:table-cell>
        </table:table-row>
        <table:table-row table:style-name="ro1">
          <table:table-cell office:value-type="string" calcext:value-type="string">
            <text:p>2020-05-13 17:01:5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8.12" calcext:value-type="float">
            <text:p>18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18.12" calcext:value-type="float">
            <text:p>18.12</text:p>
          </table:table-cell>
        </table:table-row>
        <table:table-row table:style-name="ro1">
          <table:table-cell office:value-type="string" calcext:value-type="string">
            <text:p>2020-05-13 17:02:1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8.66" calcext:value-type="float">
            <text:p>58.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58.66" calcext:value-type="float">
            <text:p>58.66</text:p>
          </table:table-cell>
        </table:table-row>
        <table:table-row table:style-name="ro1">
          <table:table-cell office:value-type="string" calcext:value-type="string">
            <text:p>2020-05-13 17:03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3" calcext:value-type="float">
            <text:p>60.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7:04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true" calcext:value-type="boolean">
            <text:p>TRU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3 17:05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7:06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7.23" calcext:value-type="float">
            <text:p>47.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true" calcext:value-type="boolean">
            <text:p>TRUE</text:p>
          </table:table-cell>
          <table:table-cell table:formula="of:=AND(AND([.E36]=[.G36];[.D36]&lt;=59.95);[.F36]=0)" office:value-type="boolean" office:boolean-value="false" calcext:value-type="boolean">
            <text:p>FALS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>
            <text:p/>
          </table:table-cell>
        </table:table-row>
        <table:table-row table:style-name="ro1">
          <table:table-cell office:value-type="string" calcext:value-type="string">
            <text:p>2020-05-13 17:07:0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19" calcext:value-type="float">
            <text:p>6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true" calcext:value-type="boolean">
            <text:p>TRU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false" calcext:value-type="boolean">
            <text:p>FALS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>
            <text:p/>
          </table:table-cell>
        </table:table-row>
        <table:table-row table:style-name="ro1">
          <table:table-cell office:value-type="string" calcext:value-type="string">
            <text:p>2020-05-13 17:08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14" calcext:value-type="float">
            <text:p>6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7:09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7:10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11" calcext:value-type="float">
            <text:p>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7:11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5" calcext:value-type="float">
            <text:p>6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7:12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7:13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7:14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true" calcext:value-type="boolean">
            <text:p>TRU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false" calcext:value-type="boolean">
            <text:p>FALS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>
            <text:p/>
          </table:table-cell>
        </table:table-row>
        <table:table-row table:style-name="ro1">
          <table:table-cell office:value-type="string" calcext:value-type="string">
            <text:p>2020-05-13 17:15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4" calcext:value-type="float">
            <text:p>60.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true" calcext:value-type="boolean">
            <text:p>TRU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false" calcext:value-type="boolean">
            <text:p>FALS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>
            <text:p/>
          </table:table-cell>
        </table:table-row>
        <table:table-row table:style-name="ro1">
          <table:table-cell office:value-type="string" calcext:value-type="string">
            <text:p>2020-05-13 17:16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true" calcext:value-type="boolean">
            <text:p>TRU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3 17:17:0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23" calcext:value-type="float">
            <text:p>59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59.23" calcext:value-type="float">
            <text:p>59.23</text:p>
          </table:table-cell>
        </table:table-row>
        <table:table-row table:style-name="ro1">
          <table:table-cell office:value-type="string" calcext:value-type="string">
            <text:p>2020-05-13 17:18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true" calcext:value-type="boolean">
            <text:p>TRUE</text:p>
          </table:table-cell>
          <table:table-cell table:formula="of:=AND(AND([.E48]=[.G48];[.D48]&lt;=59.95);[.F48]=0)" office:value-type="boolean" office:boolean-value="false" calcext:value-type="boolean">
            <text:p>FALS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>
            <text:p/>
          </table:table-cell>
        </table:table-row>
        <table:table-row table:style-name="ro1">
          <table:table-cell office:value-type="string" calcext:value-type="string">
            <text:p>2020-05-13 17:18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true" calcext:value-type="boolean">
            <text:p>TRU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false" calcext:value-type="boolean">
            <text:p>FALS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>
            <text:p/>
          </table:table-cell>
        </table:table-row>
        <table:table-row table:style-name="ro1">
          <table:table-cell office:value-type="string" calcext:value-type="string">
            <text:p>2020-05-13 17:19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42" calcext:value-type="float">
            <text:p>3.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2020-05-13 17:19:1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33" calcext:value-type="float">
            <text:p>3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2020-05-13 17:19:1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2020-05-13 17:19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48" calcext:value-type="float">
            <text:p>3.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3 17:19:2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73" calcext:value-type="float">
            <text:p>2.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3 17:19:2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08" calcext:value-type="float">
            <text:p>3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2020-05-13 17:19:3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7" calcext:value-type="float">
            <text:p>1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20-05-13 17:19:4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2020-05-13 17:19:5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2020-05-13 17:20:0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2020-05-13 17:20:1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2020-05-13 17:20:2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11.24" calcext:value-type="float">
            <text:p>11.24</text:p>
          </table:table-cell>
        </table:table-row>
        <table:table-row table:style-name="ro1">
          <table:table-cell office:value-type="string" calcext:value-type="string">
            <text:p>2020-05-13 17:20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33" calcext:value-type="float">
            <text:p>4.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2020-05-13 17:20:4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0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.74" calcext:value-type="float">
            <text:p>4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2020-05-13 17:20:5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23" calcext:value-type="float">
            <text:p>4.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2020-05-13 17:21:0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1:0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69" calcext:value-type="float">
            <text:p>4.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2020-05-13 17:21:1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16" calcext:value-type="float">
            <text:p>15.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2020-05-13 17:21:2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2020-05-13 17:21:4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56" calcext:value-type="float">
            <text:p>20.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20.56" calcext:value-type="float">
            <text:p>20.56</text:p>
          </table:table-cell>
        </table:table-row>
        <table:table-row table:style-name="ro1">
          <table:table-cell office:value-type="string" calcext:value-type="string">
            <text:p>2020-05-13 17:22:0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79" calcext:value-type="float">
            <text:p>15.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5.79" calcext:value-type="float">
            <text:p>15.79</text:p>
          </table:table-cell>
        </table:table-row>
        <table:table-row table:style-name="ro1">
          <table:table-cell office:value-type="string" calcext:value-type="string">
            <text:p>2020-05-13 17:22:2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5.58" calcext:value-type="float">
            <text:p>15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5.58" calcext:value-type="float">
            <text:p>15.58</text:p>
          </table:table-cell>
        </table:table-row>
        <table:table-row table:style-name="ro1">
          <table:table-cell office:value-type="string" calcext:value-type="string">
            <text:p>2020-05-13 17:22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6.13" calcext:value-type="float">
            <text:p>16.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6.13" calcext:value-type="float">
            <text:p>16.13</text:p>
          </table:table-cell>
        </table:table-row>
      </table:table>
      <table:named-expressions/>
      <table:database-ranges>
        <table:database-range table:name="__Anonymous_Sheet_DB__1" table:target-range-address="Amsterdam.A1:Amsterdam.M73">
          <table:sort>
            <table:sort-by table:field-number="3" table:data-type="automatic"/>
          </table:sort>
        </table:database-range>
        <table:database-range table:name="__Anonymous_Sheet_DB__2" table:target-range-address="Athens.A1:Athens.M73">
          <table:sort>
            <table:sort-by table:field-number="3" table:data-type="automatic"/>
          </table:sort>
        </table:database-range>
        <table:database-range table:name="__Anonymous_Sheet_DB__3" table:target-range-address="Ghent.A1:Ghent.M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41:46.131469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5:43:04.970632832</dc:date>
    <dc:creator>Tobias Kuhn</dc:creator>
    <meta:editing-duration>PT1H35M51S</meta:editing-duration>
    <meta:editing-cycles>40</meta:editing-cycles>
    <meta:document-statistic meta:table-count="6" meta:cell-count="5214" meta:object-count="0"/>
  </office:meta>
</office:document-meta>
</file>